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19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5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5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5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D2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D3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4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5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6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7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8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9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A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B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C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D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4E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51B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524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 office:value-type="string">
            <text:p>0x1378525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19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12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12:07:32.60</dc:date>
    <meta:editing-duration>P15DT15H52M31S</meta:editing-duration>
    <meta:editing-cycles>570</meta:editing-cycles>
    <meta:generator>OpenOffice/4.1.1$Win32 OpenOffice.org_project/411m6$Build-9775</meta:generator>
    <meta:document-statistic meta:table-count="12" meta:cell-count="4252" meta:object-count="0"/>
  </office:meta>
</office:document-meta>
</file>